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1f0c21" officeooo:paragraph-rsid="001f0c21"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077f8b" fo:background-color="#fff200"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f0c21" fo:background-color="#fff200" style:font-size-asian="9.60000038146973pt" style:font-style-asian="italic" style:font-weight-asian="normal" style:font-size-complex="11pt" style:font-style-complex="italic" style:font-weight-complex="normal"/>
    </style:style>
    <style:style style:name="P11" style:family="paragraph" style:parent-style-name="Standard">
      <style:text-properties fo:font-size="11pt" fo:font-style="italic" fo:font-weight="normal" officeooo:rsid="0014b77f" officeooo:paragraph-rsid="00077f8b" fo:background-color="#fff200" style:font-size-asian="9.60000038146973pt" style:font-style-asian="italic" style:font-weight-asian="normal" style:font-size-complex="11pt" style:font-style-complex="italic" style:font-weight-complex="normal"/>
    </style:style>
    <style:style style:name="P12" style:family="paragraph" style:parent-style-name="Standard">
      <style:paragraph-properties fo:line-height="100%"/>
      <style:text-properties fo:font-size="11pt" fo:font-style="italic" fo:font-weight="normal" officeooo:rsid="00096aa2" officeooo:paragraph-rsid="00121275" fo:background-color="#fff200" style:font-size-asian="11pt" style:font-style-asian="italic" style:font-weight-asian="normal" style:font-size-complex="11pt" style:font-style-complex="italic" style:font-weight-complex="normal"/>
    </style:style>
    <style:style style:name="P13"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96aa2" officeooo:paragraph-rsid="00121275"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26"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8"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29"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30" style:family="paragraph" style:parent-style-name="Standard">
      <style:text-properties fo:font-size="11pt" officeooo:rsid="00077f8b" officeooo:paragraph-rsid="00077f8b" style:font-size-asian="11pt" style:font-size-complex="11pt"/>
    </style:style>
    <style:style style:name="P31"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2" style:family="paragraph" style:parent-style-name="Standard">
      <style:text-properties fo:font-size="14pt" officeooo:rsid="00077f8b" officeooo:paragraph-rsid="00077f8b" style:font-size-asian="12.25pt" style:font-size-complex="14pt"/>
    </style:style>
    <style:style style:name="P33" style:family="paragraph" style:parent-style-name="Standard">
      <style:text-properties fo:font-size="14pt" fo:font-style="italic" officeooo:rsid="0020325f" officeooo:paragraph-rsid="0020325f" fo:background-color="#fff200" style:font-size-asian="12.25pt" style:font-style-asian="italic" style:font-size-complex="14pt" style:font-style-complex="italic"/>
    </style:style>
    <style:style style:name="P34" style:family="paragraph" style:parent-style-name="Standard">
      <style:text-properties fo:font-size="14pt" fo:font-style="normal" officeooo:rsid="0021c2cc" officeooo:paragraph-rsid="0021c2cc" fo:background-color="#fff200" style:font-size-asian="12.25pt" style:font-style-asian="normal" style:font-size-complex="14pt" style:font-style-complex="normal"/>
    </style:style>
    <style:style style:name="P35"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6"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7" style:family="text">
      <style:text-properties fo:font-variant="normal" fo:text-transform="none" fo:font-size="11pt" fo:language="es" fo:country="ES" fo:font-style="normal" fo:font-weight="normal"/>
    </style:style>
    <style:style style:name="T8" style:family="text">
      <style:text-properties fo:font-variant="normal" fo:text-transform="none" fo:font-size="11pt" fo:language="es" fo:country="ES" fo:font-style="normal" fo:font-weight="normal" officeooo:rsid="000cfdff"/>
    </style:style>
    <style:style style:name="T9" style:family="text">
      <style:text-properties fo:font-variant="normal" fo:text-transform="none" style:text-position="super 58%" fo:font-size="11pt" fo:language="es" fo:country="ES" fo:font-style="normal" fo:font-weight="normal" officeooo:rsid="000cfdff"/>
    </style:style>
    <style:style style:name="T10" style:family="text">
      <style:text-properties officeooo:rsid="0014df67"/>
    </style:style>
    <style:style style:name="T11" style:family="text">
      <style:text-properties officeooo:rsid="0016353c"/>
    </style:style>
    <style:style style:name="T12" style:family="text">
      <style:text-properties officeooo:rsid="0019baeb"/>
    </style:style>
    <style:style style:name="T13" style:family="text">
      <style:text-properties officeooo:rsid="001af1e5"/>
    </style:style>
    <style:style style:name="T14" style:family="text">
      <style:text-properties officeooo:rsid="001c8228"/>
    </style:style>
    <style:style style:name="T15" style:family="text">
      <style:text-properties officeooo:rsid="001d8224"/>
    </style:style>
    <style:style style:name="T16" style:family="text">
      <style:text-properties fo:font-style="normal" style:font-style-asian="normal" style:font-style-complex="normal"/>
    </style:style>
    <style:style style:name="T17" style:family="text">
      <style:text-properties officeooo:rsid="0014b77f" fo:background-color="#fff200" loext:char-shading-value="0"/>
    </style:style>
    <style:style style:name="T18" style:family="text">
      <style:text-properties style:font-name="Ubuntu Mono"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5"><text:span text:style-name="T2"/></text:p>
      <text:p text:style-name="P34"><text:span text:style-name="T2">To run the code, spawn the simulation in ROS and then create a new terminal and use </text:span><text:span text:style-name="T18">rosrun ivr_assignment image_angles.py</text:span><text:span text:style-name="T2"> and then in another new terminal use </text:span><text:span text:style-name="T18">rosrun ivr_assignment controller.py</text:span><text:span text:style-name="T2">.</text:span></text:p>
      <text:p text:style-name="P33"><text:span text:style-name="T2"/></text:p>
      <text:p text:style-name="P33"><text:span text:style-name="T2">Make public.</text:span></text:p>
      <text:p text:style-name="P3"/>
      <text:p text:style-name="P3"/>
      <text:p text:style-name="P3"/>
      <text:p text:style-name="P6">Vision</text:p>
      <text:p text:style-name="P13"/>
      <text:p text:style-name="P26">Discussion of Algorithms Used in Image Processing</text:p>
      <text:p text:style-name="P11"><text:span text:style-name="T16"/></text:p>
      <text:p text:style-name="P8"><text:span text:style-name="T16">For the joint state estimation, a trigonometric method was used… </text:span><text:span text:style-name="T17">Joint state estimation algorithms discussion.</text:span></text:p>
      <text:p text:style-name="P14"/>
      <text:p text:style-name="P14">For target detection, first a thresholding algorithm was used to isolate the pixels with colour in the specific range of the circle and square. <text:span text:style-name="T13">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3">of the two orange blobs – by finding sharp gradient differences in the pixels</text:span>, <text:span text:style-name="T10">then</text:span> the number of vertices of each of the two shape <text:span text:style-name="T13">outlines </text:span>detected <text:span text:style-name="T10">was compared </text:span>– the one with <text:span text:style-name="T11">more vertices is the sphere</text:span>. From here, a distance measurement was taken relative to the base of the robot for each axis <text:span text:style-name="T13">by taking advantage of the multiple cameras</text:span>, these distances converted from pixels to metres, and then the overall distance was calculated using Pythagorean theorem.</text:p>
      <text:p text:style-name="P14"/>
      <text:p text:style-name="P10">Need more detail on algorithmic specifics? <text:span text:style-name="T13">Or is this general outline sufficient?</text:span></text:p>
      <text:p text:style-name="P13"/>
      <text:p text:style-name="P13"/>
      <text:p text:style-name="P26">Accuracy of Target Position Tracking and Sources of Error</text:p>
      <text:p text:style-name="P2"/>
      <text:p text:style-name="P9">[Plot<text:span text:style-name="T3">s</text:span> of results for tracking target position vs actual position of target <text:span text:style-name="T3">(10 tests)</text:span> (one graph each for x, y and z).]</text:p>
      <text:p text:style-name="P13"/>
      <text:p text:style-name="P14">One possible source of error in the measurements is the effect of perspective – as the <text:span text:style-name="T11">sphere </text:span>moves further away from the camera, perspective causes it to appear slightly closer to the horizon than it actually is, thus making the measurement on the z axis too small at distance, and too large up close. </text:p>
      <text:p text:style-name="P14"/>
      <text:p text:style-name="P14">Another source of error that was encountered was that occassionally the <text:span text:style-name="T10">identification</text:span> algorithm would fail to distinguish between the square and the circle when the angle on the square was particularly awkward and would return the position of the circle instead.</text:p>
      <text:p text:style-name="P14"/>
      <text:p text:style-name="P15">Also, the pixel to metre conversion method is not exact, and this can result in slighty erroneous results.</text:p>
      <text:p text:style-name="P15"/>
      <text:p text:style-name="P16">The pinhole camera may also produce a distorted, pinhole effect, causing the image to be contorted in a manner that is not true to life, causing erroneous readings.</text:p>
      <text:p text:style-name="P7"/>
      <text:p text:style-name="P7"/>
      <text:p text:style-name="P7"/>
      <text:p text:style-name="P6"><text:soft-page-break/>Robotics</text:p>
      <text:p text:style-name="P4"/>
      <text:p text:style-name="P29">Forward Kinematics Equation</text:p>
      <text:p text:style-name="P20"/>
      <text:p text:style-name="P20"/>
      <text:p text:style-name="P20"><text:tab/>[x,y,z]<text:span text:style-name="T4">T</text:span> = K(q)</text:p>
      <text:p text:style-name="P20"><text:tab/>q = [a,b,c,d]<text:span text:style-name="T4">T</text:span></text:p>
      <text:p text:style-name="P35"><text:span text:style-name="T5"><text:tab/></text:span><text:span text:style-name="T6">K = [</text:span><text:span text:style-name="T5">(-3*cos(a+b+c)+3*cos(a-b+c)-3*cos(a+b-c)+3*cos(a-b-c)-2*cos(a+b+d)-2*cos(a-b+d)-cos(a+b+c+d)+cos(a-b+c+d)-cos(a+b-c+d)+cos(a-b-c+d)+2*cos(a+b-d)+2*cos(a-b-d)-cos(a+b+c-d)+cos(a-b+c-d)-cos(a+b-c-d)+cos(a-b-c-d)+6*sin(a+c)-6*sin(a-c)+2*sin(a+c+d)-2*sin(a-c+d)+2*sin(a+c-d)-2*sin(a-c-d))/4, </text:span><text:span text:style-name="T7">(-6*cos(a+c)+6*cos(a-c)-2*cos(a+c+d)+2*cos(a-c+d)-2*cos(a+c-d)+2*cos(a-c-d)-3*sin(a+b+c)+3*sin(a-b+c)-3*sin(a+b-c)+3*sin(a-b-c)-2*sin(a+b+d)-2*sin(a-b+d)-sin(a+b+c+d)+sin(a-b+c+d)-sin(a+b-c+d)+sin(a-b-c+d)+2*sin(a+b-d)+2*sin(a-b-d)-sin(a+b+c-d)+sin(a-b+c-d)-sin(a+b-c-d)+sin(a-b-c-d))/4, (3*cos(b+c)+3*cos(b-c)+2*cos(b+d)+cos(b+c+d)+cos(b-c+d)-2*cos(b-d)+cos(b+c-d)+cos(b-c-d)+4)/2</text:span><text:span text:style-name="T8">]</text:span><text:span text:style-name="T9">T</text:span></text:p>
      <text:p text:style-name="P21"/>
      <text:p text:style-name="P21"/>
      <text:p text:style-name="P27">Accuracy of Forward Kinematics</text:p>
      <text:p text:style-name="P21"/>
      <text:p text:style-name="P23">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2">by eye</text:span>, the end effector position was consistent with the coordinates provided.</text:p>
      <text:p text:style-name="P17"/>
      <text:p text:style-name="P18"/>
      <text:p text:style-name="P28">Controller Accuracy and Sources of Error</text:p>
      <text:p text:style-name="P22"/>
      <text:p text:style-name="P12">[Plots of results for robot effector position vs target (10 tests) (one graph each for x, y and z).]</text:p>
      <text:p text:style-name="P19"/>
      <text:p text:style-name="P24">Possible sources of error include vision issues similar to those described in the sources of error for the target tracking – distortion due to perspective, distance, lenses, etc. - causing the joint measurements or target position tracking to be inaccurate. <text:span text:style-name="T15">Notably, the joint angles measured in the vision component seem to have a large error attached to them, commonly up to 0.3 radians. This will impact on the robot’s kinematics in turn.</text:span></text:p>
      <text:p text:style-name="P24"/>
      <text:p text:style-name="P24">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4">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24"/>
      <text:p text:style-name="P25">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5"/>
      <text:p text:style-name="P25">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11:58:23.008332871</dc:date>
    <meta:editing-duration>PT11H36M8S</meta:editing-duration>
    <meta:editing-cycles>17</meta:editing-cycles>
    <meta:generator>LibreOffice/6.0.7.3$Linux_X86_64 LibreOffice_project/00m0$Build-3</meta:generator>
    <meta:document-statistic meta:table-count="0" meta:image-count="0" meta:object-count="0" meta:page-count="2" meta:paragraph-count="30" meta:word-count="868" meta:character-count="5943" meta:non-whitespace-character-count="5087"/>
  </office:meta>
</office:document-meta>
</file>